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margin-left="0.157cm" fo:margin-right="0cm" fo:text-indent="-0.108cm" style:auto-text-indent="false">
        <style:tab-stops>
          <style:tab-stop style:position="0.099cm"/>
        </style:tab-stops>
      </style:paragraph-properties>
    </style:style>
    <style:style style:name="P3" style:family="paragraph" style:parent-style-name="Standard" style:list-style-name="L2">
      <style:paragraph-properties fo:margin-left="0.157cm" fo:margin-right="0cm" fo:text-indent="-0.108cm" style:auto-text-indent="false">
        <style:tab-stops>
          <style:tab-stop style:position="0.099cm"/>
        </style:tab-stops>
      </style:paragraph-properties>
    </style:style>
    <style:style style:name="P4" style:family="paragraph" style:parent-style-name="Standard">
      <style:paragraph-properties fo:margin-left="0.157cm" fo:margin-right="0cm" fo:text-indent="-0.108cm" style:auto-text-indent="false">
        <style:tab-stops>
          <style:tab-stop style:position="0.099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049cm" fo:margin-right="0cm" fo:text-indent="0cm" style:auto-text-indent="false">
        <style:tab-stops>
          <style:tab-stop style:position="0.099cm"/>
        </style:tab-stops>
      </style:paragraph-properties>
    </style:style>
    <style:style style:name="P6" style:family="paragraph" style:parent-style-name="Standard" style:list-style-name="L2">
      <style:paragraph-properties fo:margin-left="0.049cm" fo:margin-right="0cm" fo:text-indent="0cm" style:auto-text-indent="false">
        <style:tab-stops>
          <style:tab-stop style:position="0.099cm"/>
        </style:tab-stops>
      </style:paragraph-properties>
    </style:style>
    <style:style style:name="P7" style:family="paragraph" style:parent-style-name="Standard" style:list-style-name="L3">
      <style:paragraph-properties fo:margin-left="0.049cm" fo:margin-right="0cm" fo:text-indent="0cm" style:auto-text-indent="false">
        <style:tab-stops>
          <style:tab-stop style:position="0.099cm"/>
        </style:tab-stops>
      </style:paragraph-properties>
    </style:style>
    <style:style style:name="P8" style:family="paragraph" style:parent-style-name="Standard">
      <style:paragraph-properties fo:margin-left="0.049cm" fo:margin-right="0cm" fo:text-indent="0cm" style:auto-text-indent="false">
        <style:tab-stops>
          <style:tab-stop style:position="0.099c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Standard" style:list-style-name="L3">
      <style:paragraph-properties fo:margin-left="0.049cm" fo:margin-right="0cm" fo:text-indent="0cm" style:auto-text-indent="false">
        <style:tab-stops>
          <style:tab-stop style:position="0.099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 style:list-style-name="L2">
      <style:paragraph-properties fo:margin-left="0.049cm" fo:margin-right="0cm" fo:text-indent="0cm" style:auto-text-indent="false">
        <style:tab-stops>
          <style:tab-stop style:position="0.099cm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Standard" style:list-style-name="L3">
      <style:paragraph-properties fo:margin-left="0.049cm" fo:margin-right="0cm" fo:text-indent="0cm" style:auto-text-indent="false">
        <style:tab-stops>
          <style:tab-stop style:position="0.099cm"/>
        </style:tab-stops>
      </style:paragraph-properties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.099cm"/>
        </style:tab-stops>
      </style:paragraph-properties>
      <style:text-properties fo:font-weight="bold" style:font-weight-asian="bold" style:font-weight-complex="bold"/>
    </style:style>
    <style:style style:name="P13" style:family="paragraph" style:parent-style-name="Standard" style:list-style-name="L3">
      <style:paragraph-properties fo:margin-left="0cm" fo:margin-right="0cm" fo:text-indent="0cm" style:auto-text-indent="false">
        <style:tab-stops>
          <style:tab-stop style:position="0.099cm"/>
        </style:tab-stops>
      </style:paragraph-properties>
      <style:text-properties fo:font-weight="bold" style:font-weight-asian="bold" style:font-weight-complex="bold"/>
    </style:style>
    <style:style style:name="P14" style:family="paragraph" style:parent-style-name="Standard" style:list-style-name="L4">
      <style:paragraph-properties fo:margin-left="0cm" fo:margin-right="0cm" fo:text-indent="0cm" style:auto-text-indent="false">
        <style:tab-stops>
          <style:tab-stop style:position="0.099cm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Standard" style:list-style-name="L3">
      <style:paragraph-properties fo:margin-left="0cm" fo:margin-right="0cm" fo:text-indent="0cm" style:auto-text-indent="false">
        <style:tab-stops>
          <style:tab-stop style:position="0.099cm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5">
      <style:paragraph-properties fo:margin-left="0cm" fo:margin-right="0cm" fo:text-indent="0cm" style:auto-text-indent="false">
        <style:tab-stops>
          <style:tab-stop style:position="0.099cm"/>
        </style:tab-stops>
      </style:paragraph-properties>
      <style:text-properties fo:font-weight="normal" style:font-weight-asian="normal" style:font-weight-complex="normal"/>
    </style:style>
    <style:style style:name="P17" style:family="paragraph" style:parent-style-name="Standard" style:list-style-name="L3">
      <style:paragraph-properties fo:margin-left="0.215cm" fo:margin-right="0cm" fo:text-indent="0cm" style:auto-text-indent="false">
        <style:tab-stops>
          <style:tab-stop style:position="0.099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ches</text:p>
      <text:list xml:id="list1965986773" text:style-name="L1">
        <text:list-item>
          <text:p text:style-name="P2">Principio da Localidade Espacial</text:p>
        </text:list-item>
        <text:list-item>
          <text:p text:style-name="P2">Principio da Localidade Temporal</text:p>
        </text:list-item>
      </text:list>
      <text:p text:style-name="P4">Cache Hits</text:p>
      <text:list xml:id="list1423659289" text:style-name="L2">
        <text:list-item>
          <text:p text:style-name="P3">Se os dados procurados estão num dos blocos de cache</text:p>
        </text:list-item>
        <text:list-item>
          <text:p text:style-name="P3">Os dados são apenas lidos/escritos da cache</text:p>
          <text:p text:style-name="P10">Cache Miss</text:p>
        </text:list-item>
        <text:list-item>
          <text:p text:style-name="P6">Se os dados procurados não estão num dos blocos de cache</text:p>
        </text:list-item>
        <text:list-item>
          <text:p text:style-name="P6">É escolhido um bloco de cache a ser substituído</text:p>
        </text:list-item>
        <text:list-item>
          <text:p text:style-name="P6">Caso este tenha sido alterado é escrito <text:s/>na memória principal</text:p>
        </text:list-item>
        <text:list-item>
          <text:p text:style-name="P6">Todo o bloco do byte procurado é lido da memória principal para a cache</text:p>
        </text:list-item>
        <text:list-item>
          <text:p text:style-name="P6">Os dados são lidos/escritos somente na cache</text:p>
        </text:list-item>
      </text:list>
      <text:p text:style-name="P8">Organização da Linha</text:p>
      <text:list xml:id="list1362068135" text:style-name="L3">
        <text:list-item>
          <text:p text:style-name="P7">Bloco: Cópia da linha de dados</text:p>
        </text:list-item>
        <text:list-item>
          <text:p text:style-name="P7">TAG: Identifica o bloco</text:p>
        </text:list-item>
        <text:list-item>
          <text:p text:style-name="P7">Valid Bit: Cópia Válida</text:p>
        </text:list-item>
        <text:list-item>
          <text:p text:style-name="P7">Dirty Bit: Bloco Alterado</text:p>
        </text:list-item>
      </text:list>
      <text:p text:style-name="P5"><draw:frame draw:style-name="fr1" draw:name="Object1" text:anchor-type="as-char" svg:width="2.75cm" svg:height="0.3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draw:frame draw:style-name="fr2" draw:name="Object2" text:anchor-type="as-char" svg:y="0cm" svg:width="3.298cm" svg:height="0.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<draw:frame draw:style-name="fr1" draw:name="Object3" text:anchor-type="as-char" svg:width="4.029cm" svg:height="0.35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<draw:frame draw:style-name="fr1" draw:name="Object4" text:anchor-type="as-char" svg:width="7.357cm" svg:height="0.35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>Outras Fórmulas:</text:p>
      <text:p text:style-name="P5"><draw:frame draw:style-name="fr1" draw:name="Object5" text:anchor-type="as-char" svg:width="4.255cm" svg:height="0.35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<draw:frame draw:style-name="fr1" draw:name="Object6" text:anchor-type="as-char" svg:width="4.57cm" svg:height="0.35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><draw:frame draw:style-name="fr1" draw:name="Object7" text:anchor-type="as-char" svg:width="4.232cm" svg:height="0.353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><draw:frame draw:style-name="fr1" draw:name="Object8" text:anchor-type="as-char" svg:width="4.325cm" svg:height="0.32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><draw:frame draw:style-name="fr1" draw:name="Object9" text:anchor-type="as-char" svg:width="4.768cm" svg:height="0.31cm" draw:z-index="8"><draw:object xlink:href="./Object 9" xlink:type="simple" xlink:show="embed" xlink:actuate="onLoad"/><draw:image xlink:href="./ObjectReplacements/Object 9" xlink:type="simple" xlink:show="embed" xlink:actuate="onLoad"/></draw:frame></text:p>
      <text:list xml:id="list1814195460" text:continue-numbering="true" text:style-name="L3">
        <text:list-header>
          <text:p text:style-name="P9">Full Associative Cache</text:p>
        </text:list-header>
        <text:list-item>
          <text:p text:style-name="P11">Um bloco pode estar em qualquer linha da cache</text:p>
        </text:list-item>
        <text:list-item>
          <text:p text:style-name="P11"><text:s/>Um comparador em cada linha</text:p>
        </text:list-item>
        <text:list-item>
          <text:p text:style-name="P11"><text:s/>Caches de pequena dimensão</text:p>
        </text:list-item>
        <text:list-item>
          <text:p text:style-name="P11"><text:s/>Lento para médias e grandes dimensões</text:p>
          <text:p text:style-name="P9">Direct Mapped Cache</text:p>
        </text:list-item>
        <text:list-item>
          <text:p text:style-name="P9"><text:span text:style-name="T1"><text:s/>Cada bloco só pode estar numa única linha</text:span></text:p>
        </text:list-item>
        <text:list-item>
          <text:p text:style-name="P9"><text:span text:style-name="T1"><text:s/>Um só comparador</text:span></text:p>
        </text:list-item>
        <text:list-item>
          <text:p text:style-name="P9"><text:span text:style-name="T1"><text:s/>Económico e com acessos rápidos</text:span></text:p>
        </text:list-item>
        <text:list-item>
          <text:p text:style-name="P9"><text:span text:style-name="T1"><text:s/>Cache Miss se dois dois blocos tem o mesmo index</text:span></text:p>
          <text:p text:style-name="P9">Set Associative Cache</text:p>
        </text:list-item>
        <text:list-item>
          <text:p text:style-name="P9"><text:span text:style-name="T1"><text:s/>Cada Bloco pode estar em N Linhas</text:span></text:p>
        </text:list-item>
        <text:list-item>
          <text:p text:style-name="P9"><text:span text:style-name="T1"><text:s/>Tipicamente com 4 ou 8 ways (vias)</text:span></text:p>
        </text:list-item>
        <text:list-item>
          <text:p text:style-name="P9"><text:span text:style-name="T1"><text:s/>Reúne as vantagens da direct-mapped e Fully associative</text:span></text:p>
          <text:p text:style-name="P9">Politica de Substituição</text:p>
        </text:list-item>
        <text:list-item>
          <text:p text:style-name="P9"><text:span text:style-name="T1">Direct-Mapped: não tem</text:span></text:p>
        </text:list-item>
        <text:list-item>
          <text:p text:style-name="P9"><text:span text:style-name="T1">Set Associative: sem validate/dirty, Least Freq. Used, Least Recently Used, Ramdom</text:span></text:p>
          <text:p text:style-name="P9">Estratégia para Write</text:p>
        </text:list-item>
        <text:list-item>
          <text:p text:style-name="P9"><text:span text:style-name="T1">Write-Through:</text:span></text:p>
          <text:list>
            <text:list-item>
              <text:list>
                <text:list-item>
                  <text:list>
                    <text:list-item>
                      <text:p text:style-name="P17"><text:span text:style-name="T1"><text:s/>O Bloco é escrito quando a linha é alterada</text:span></text:p>
                    </text:list-item>
                    <text:list-item>
                      <text:p text:style-name="P17"><text:span text:style-name="T1"><text:s/>A escrita do bloco é realizada em paralelo</text:span></text:p>
                    </text:list-item>
                    <text:list-item>
                      <text:p text:style-name="P17"><text:span text:style-name="T1"><text:s/>Não usa o dirty bit</text:span></text:p>
                    </text:list-item>
                    <text:list-item>
                      <text:p text:style-name="P17"><text:span text:style-name="T1"><text:s/>Tempo de Bit reduzido</text:span></text:p>
                    </text:list-item>
                    <text:list-item>
                      <text:p text:style-name="P17"><text:span text:style-name="T1"><text:s/>Memória usada mais tempo</text:span></text:p>
                    </text:list-item>
                    <text:list-item>
                      <text:p text:style-name="P17"><text:span text:style-name="T1"><text:s/>Mais conflitos no acesso por DMA</text:span></text:p>
                    </text:list-item>
                    <text:list-item>
                      <text:p text:style-name="P13"><text:span text:style-name="T1">Write-Back</text:span></text:p>
                    </text:list-item>
                    <text:list-item>
                      <text:p text:style-name="P17"><text:span text:style-name="T1"><text:s/>Bloco só escrito quando a linha for escolhida para substituição</text:span></text:p>
                    </text:list-item>
                    <text:list-item>
                      <text:p text:style-name="P17"><text:span text:style-name="T1"><text:s/>Necessita do dirty-bit</text:span></text:p>
                    </text:list-item>
                    <text:list-item>
                      <text:p text:style-name="P17"><text:span text:style-name="T1"><text:s/>Tempo de Miss mais elevado</text:span></text:p>
                    </text:list-item>
                    <text:list-item>
                      <text:p text:style-name="P17"><text:span text:style-name="T1"><text:s/>Minimiza a utilização da memória</text:span></text:p>
                    </text:list-item>
                    <text:list-item>
                      <text:p text:style-name="P17"><text:span text:style-name="T1"><text:s/>Menos conflitos no acesso ao DMA</text:span></text:p>
                      <text:p text:style-name="P13">Avaliação e Optimização de Desempenho</text:p>
                    </text:list-item>
                    <text:list-item>
                      <text:p text:style-name="P15"><text:s/>#include &lt;time.h&gt;</text:p>
                    </text:list-item>
                    <text:list-item>
                      <text:p text:style-name="P15"><text:s/>struct timespec tstart, tfinish;</text:p>
                    </text:list-item>
                    <text:list-item>
                      <text:p text:style-name="P15">...</text:p>
                    </text:list-item>
                    <text:list-item>
                      <text:p text:style-name="P15"><text:s/>clock_gettime(CLOCK_MONOTONIC, &amp;tstart);</text:p>
                    </text:list-item>
                    <text:list-item>
                      <text:p text:style-name="P15">…</text:p>
                    </text:list-item>
                    <text:list-item>
                      <text:p text:style-name="P15"><text:s/>clock_gettime(CLOCK_MONOTONIC, &amp;tfinish);</text:p>
                    </text:list-item>
                    <text:list-item>
                      <text:p text:style-name="P15"><text:s/>*(result + line*nbrRun + i) = (diff_time_nanos(&amp;tstart,&amp;tfinish));</text:p>
                    </text:list-item>
                    <text:list-item>
                      <text:p text:style-name="P15">.. end</text:p>
                    </text:list-item>
                    <text:list-item>
                      <text:p text:style-name="P15">long diff_time_nanos(struct timespec* tstart, struct timespec* tend){</text:p>
                    </text:list-item>
                    <text:list-item>
                      <text:p text:style-name="P15">return ((long)(tend-&gt;tv_sec - tstart-&gt;tv_sec))*NANO + (tend-&gt;tv_nsec - tstart-&gt;tv_nsec);</text:p>
                    </text:list-item>
                    <text:list-item>
                      <text:p text:style-name="P15">}</text:p>
                    </text:list-item>
                  </text:list>
                </text:list-item>
              </text:list>
            </text:list-item>
          </text:list>
        </text:list-item>
      </text:list>
      <text:p text:style-name="P12">Ligação de Bibliotecas</text:p>
      <text:list xml:id="list400219281" text:style-name="L5">
        <text:list-item>
          <text:p text:style-name="P16">Resolução de Símbolos</text:p>
        </text:list-item>
        <text:list-item>
          <text:p text:style-name="P16">Relocalização das Secções</text:p>
        </text:list-item>
      </text:list>
      <text:list xml:id="list910964826" text:style-name="L4">
        <text:list-item>
          <text:p text:style-name="P14"><text:span text:style-name="T1">Ligação em “Load Time”</text:span></text:p>
        </text:list-item>
        <text:list-item>
          <text:p text:style-name="P14"><text:span text:style-name="T1">Ligação em “Run Time”</text:span></text:p>
        </text:list-item>
        <text:list-item>
          <text:p text:style-name="P14"><text:span text:style-name="T1">Ligação em “Compile Tme”<text:tab/></text:span></text:p>
          <text:p text:style-name="P14"><text:span text:style-name="T1"/></text:p>
        </text:list-item>
      </text:list>
      <text:list xml:id="list236369110" text:continue-list="list181419546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"><text:span text:style-name="T1"/></text:p>
                                      <text:p text:style-name="P9"><text:span text:style-name="T1"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6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6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7-03T16:09:40</meta:creation-date>
    <dc:date>2010-07-04T12:38:45</dc:date>
    <dc:creator>Nuno Cancelo</dc:creator>
    <meta:editing-duration>PT20H29M05S</meta:editing-duration>
    <meta:editing-cycles>10</meta:editing-cycles>
    <meta:generator>OpenOffice.org/3.1$Linux OpenOffice.org_project/310m19$Build-9420</meta:generator>
    <meta:document-statistic meta:table-count="0" meta:image-count="0" meta:object-count="9" meta:page-count="1" meta:paragraph-count="76" meta:word-count="400" meta:character-count="22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sup>
          <math:mn>2</math:mn>
          <math:mi>S</math:mi>
        </math:msup>
      </math:mrow>
      <math:mi math:fontstyle="normal">:</math:mi>
      <math:mi math:fontstyle="italic">Numero</math:mi>
      <math:mi math:fontstyle="italic">de</math:mi>
      <math:mi math:fontstyle="italic">Sets</math:mi>
    </math:mrow>
    <math:annotation math:encoding="StarMath 5.0">S = 2^S : Numero de Sets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E</math:mi>
        <math:mo math:stretchy="false">=</math:mo>
        <math:mi math:fontstyle="italic">Numero</math:mi>
      </math:mrow>
      <math:mi math:fontstyle="italic">de</math:mi>
      <math:mi math:fontstyle="italic">Vias</math:mi>
      <math:mi math:fontstyle="italic">por</math:mi>
      <math:mi math:fontstyle="italic">Set</math:mi>
    </math:mrow>
    <math:annotation math:encoding="StarMath 5.0">E = Numero de Vias por Se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sup>
          <math:mn>2</math:mn>
          <math:mi>b</math:mi>
        </math:msup>
      </math:mrow>
      <math:mi math:fontstyle="italic">Tamanho</math:mi>
      <math:mi math:fontstyle="italic">do</math:mi>
      <math:mi math:fontstyle="italic">Bloco</math:mi>
      <math:mi math:fontstyle="italic">em</math:mi>
      <math:mi math:fontstyle="italic">Bytes</math:mi>
    </math:mrow>
    <math:annotation math:encoding="StarMath 5.0">B = 2^b Tamanho do Bloco em Bytes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o math:stretchy="false">=</math:mo>
        <math:msub>
          <math:mi>log</math:mi>
          <math:mn>2</math:mn>
        </math:msub>
      </math:mrow>
      <math:mrow>
        <math:mo math:stretchy="false">(</math:mo>
        <math:mi>M</math:mi>
        <math:mo math:stretchy="false">)</math:mo>
      </math:mrow>
      <math:mi math:fontstyle="italic">Numero</math:mi>
      <math:mi math:fontstyle="italic">de</math:mi>
      <math:mi math:fontstyle="italic">endereços</math:mi>
      <math:mi math:fontstyle="italic">físicos</math:mi>
      <math:mrow>
        <math:mo math:stretchy="false">(</math:mo>
        <math:mrow>
          <math:mi math:fontstyle="italic">Memória</math:mi>
          <math:mi math:fontstyle="italic">Principal</math:mi>
        </math:mrow>
        <math:mo math:stretchy="false">)</math:mo>
      </math:mrow>
    </math:mrow>
    <math:annotation math:encoding="StarMath 5.0">m = log_{2}(M) Numero de endereços físicos (Memória Principal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o math:stretchy="false">=</math:mo>
        <math:msup>
          <math:mn>2</math:mn>
          <math:mi>m</math:mi>
        </math:msup>
      </math:mrow>
      <math:mi math:fontstyle="italic">Máximo</math:mi>
      <math:mi math:fontstyle="italic">de</math:mi>
      <math:mi math:fontstyle="italic">endereços</math:mi>
      <math:mi math:fontstyle="italic">únicos</math:mi>
    </math:mrow>
    <math:annotation math:encoding="StarMath 5.0">M = 2^m Máximo de endereços único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sub>
          <math:mi>log</math:mi>
          <math:mn>2</math:mn>
        </math:msub>
      </math:mrow>
      <math:mrow>
        <math:mo math:stretchy="false">(</math:mo>
        <math:mi>S</math:mi>
        <math:mo math:stretchy="false">)</math:mo>
      </math:mrow>
      <math:mi math:fontstyle="italic">Numero</math:mi>
      <math:mi math:fontstyle="italic">de</math:mi>
      <math:mi math:fontstyle="italic">bits</math:mi>
      <math:mi math:fontstyle="italic">de</math:mi>
      <math:mi math:fontstyle="italic">Set</math:mi>
      <math:mi math:fontstyle="italic">Index</math:mi>
    </math:mrow>
    <math:annotation math:encoding="StarMath 5.0">s = Log_{2}(S) Numero de bits de Set Index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=</math:mo>
        <math:msub>
          <math:mi>log</math:mi>
          <math:mn>2</math:mn>
        </math:msub>
      </math:mrow>
      <math:mrow>
        <math:mo math:stretchy="false">(</math:mo>
        <math:mi>B</math:mi>
        <math:mo math:stretchy="false">)</math:mo>
      </math:mrow>
      <math:mi math:fontstyle="italic">Numero</math:mi>
      <math:mi math:fontstyle="italic">de</math:mi>
      <math:mi math:fontstyle="italic">bits</math:mi>
      <math:mi math:fontstyle="italic">de</math:mi>
      <math:mi math:fontstyle="italic">Offset</math:mi>
    </math:mrow>
    <math:annotation math:encoding="StarMath 5.0">b = Log_{2}(B) Numero de bits de Offset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>t</math:mi>
        <math:mo math:stretchy="false">=</math:mo>
        <math:mi>m</math:mi>
      </math:mrow>
      <math:mi>–</math:mi>
      <math:mrow>
        <math:mo math:stretchy="false">(</math:mo>
        <math:mrow>
          <math:mi>s</math:mi>
          <math:mo math:stretchy="false">+</math:mo>
          <math:mi>b</math:mi>
        </math:mrow>
        <math:mo math:stretchy="false">)</math:mo>
      </math:mrow>
      <math:mi math:fontstyle="italic">Numero</math:mi>
      <math:mi math:fontstyle="italic">de</math:mi>
      <math:mi math:fontstyle="italic">bits</math:mi>
      <math:mi math:fontstyle="italic">da</math:mi>
      <math:mi math:fontstyle="italic">TAG</math:mi>
    </math:mrow>
    <math:annotation math:encoding="StarMath 5.0">t = m – (s+b) Numero de bits da TAG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row>
          <math:mrow>
            <math:mi>B</math:mi>
            <math:mo math:stretchy="false">∗</math:mo>
            <math:mi>E</math:mi>
          </math:mrow>
          <math:mo math:stretchy="false">∗</math:mo>
          <math:mi>S</math:mi>
        </math:mrow>
      </math:mrow>
      <math:mi math:fontstyle="italic">Tamanho</math:mi>
      <math:mi math:fontstyle="italic">da</math:mi>
      <math:mi math:fontstyle="italic">Cache</math:mi>
      <math:mi math:fontstyle="italic">em</math:mi>
      <math:mi math:fontstyle="italic">bytes</math:mi>
    </math:mrow>
    <math:annotation math:encoding="StarMath 5.0">C = B * E * S Tamanho da Cache em bytes</math:annotation>
  </math:semantics>
</math:math>
</file>